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dc1" officeooo:paragraph-rsid="00108d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Hamming code</text:p>
      <text:p text:style-name="P1">#include&lt;stdio.h&gt;</text:p>
      <text:p text:style-name="P1">int main() {</text:p>
      <text:p text:style-name="P1"><text:s text:c="4"/>int data[10];</text:p>
      <text:p text:style-name="P1"><text:s text:c="4"/>int dataatrec[10],c,c1,c2,c3,i;</text:p>
      <text:p text:style-name="P1"><text:s text:c="4"/>//clrscr();</text:p>
      <text:p text:style-name="P1"><text:s text:c="4"/>printf("Enter 4 bits of data one by one\n");</text:p>
      <text:p text:style-name="P1"><text:s text:c="4"/>scanf("%d",&amp;data[0]);</text:p>
      <text:p text:style-name="P1"><text:s text:c="4"/>scanf("%d",&amp;data[1]);</text:p>
      <text:p text:style-name="P1"><text:s text:c="4"/>scanf("%d",&amp;data[2]);</text:p>
      <text:p text:style-name="P1"><text:s text:c="4"/>scanf("%d",&amp;data[4]);</text:p>
      <text:p text:style-name="P1"><text:s/></text:p>
      <text:p text:style-name="P1"><text:s text:c="4"/>//Calculation of even parity</text:p>
      <text:p text:style-name="P1"><text:s text:c="4"/>data[6]=data[0]^data[2]^data[4];</text:p>
      <text:p text:style-name="P1"><text:s text:c="4"/>data[5]=data[0]^data[1]^data[4];</text:p>
      <text:p text:style-name="P1"><text:s text:c="4"/>data[3]=data[0]^data[1]^data[2];</text:p>
      <text:p text:style-name="P1"><text:s/></text:p>
      <text:p text:style-name="P1"><text:s text:c="4"/>printf("\nEncoded data is\n");</text:p>
      <text:p text:style-name="P1"><text:s text:c="4"/>for(i=0;i&lt;7;i++)</text:p>
      <text:p text:style-name="P1"><text:s text:c="8"/>printf("%d",data[i]);</text:p>
      <text:p text:style-name="P1"><text:s/></text:p>
      <text:p text:style-name="P1"><text:s text:c="4"/>printf("\n\nEnter received data bits one by one\n");</text:p>
      <text:p text:style-name="P1"><text:s text:c="4"/>for(i=0;i&lt;7;i++)</text:p>
      <text:p text:style-name="P1"><text:s text:c="8"/>scanf("%d",&amp;dataatrec[i]);</text:p>
      <text:p text:style-name="P1"><text:s/></text:p>
      <text:p text:style-name="P1"><text:s text:c="4"/>c1=dataatrec[6]^dataatrec[4]^dataatrec[2]^dataatrec[0];</text:p>
      <text:p text:style-name="P1"><text:s text:c="4"/>c2=dataatrec[5]^dataatrec[4]^dataatrec[1]^dataatrec[0];</text:p>
      <text:p text:style-name="P1"><text:s text:c="4"/>c3=dataatrec[3]^dataatrec[2]^dataatrec[1]^dataatrec[0];</text:p>
      <text:p text:style-name="P1"><text:s text:c="4"/>c=c3*4+c2*2+c1 ;</text:p>
      <text:p text:style-name="P1"><text:s/></text:p>
      <text:p text:style-name="P1"><text:s text:c="4"/>if(c==0) {</text:p>
      <text:p text:style-name="P1"><text:s text:c="8"/>printf("\nNo error while transmission of data\n");</text:p>
      <text:p text:style-name="P1"><text:s text:c="4"/>}</text:p>
      <text:p text:style-name="P1"><text:s text:c="4"/>else {</text:p>
      <text:p text:style-name="P1"><text:s text:c="8"/>printf("\nError on position %d",c);</text:p>
      <text:p text:style-name="P1"><text:s text:c="8"/></text:p>
      <text:p text:style-name="P1"><text:s text:c="8"/>printf("\nData sent : ");</text:p>
      <text:p text:style-name="P1"><text:s text:c="8"/>for(i=0;i&lt;7;i++)</text:p>
      <text:p text:style-name="P1"><text:s text:c="12"/>printf("%d",data[i]);</text:p>
      <text:p text:style-name="P1"><text:s text:c="8"/></text:p>
      <text:p text:style-name="P1"><text:s text:c="8"/>printf("\nData received : ");</text:p>
      <text:p text:style-name="P1"><text:s text:c="8"/>for(i=0;i&lt;7;i++)</text:p>
      <text:p text:style-name="P1"><text:s text:c="12"/>printf("%d",dataatrec[i]);</text:p>
      <text:p text:style-name="P1"><text:s text:c="8"/></text:p>
      <text:p text:style-name="P1"><text:s text:c="8"/>printf("\nCorrect message is\n");</text:p>
      <text:p text:style-name="P1"><text:s/></text:p>
      <text:p text:style-name="P1"><text:s text:c="8"/>//if errorneous bit is 0 we complement it else vice versa</text:p>
      <text:p text:style-name="P1"><text:s text:c="8"/>if(dataatrec[7-c]==0)</text:p>
      <text:p text:style-name="P1"><text:s text:c="12"/>dataatrec[7-c]=1;</text:p>
      <text:p text:style-name="P1"><text:s text:c="8"/>else</text:p>
      <text:p text:style-name="P1"><text:s text:c="12"/>dataatrec[7-c]=0;</text:p>
      <text:p text:style-name="P1"><text:s text:c="8"/></text:p>
      <text:p text:style-name="P1"><text:soft-page-break/><text:s text:c="8"/>for (i=0;i&lt;7;i++) {</text:p>
      <text:p text:style-name="P1"><text:s text:c="12"/>printf("%d",dataatrec[i]);</text:p>
      <text:p text:style-name="P1"><text:s text:c="12"/></text:p>
      <text:p text:style-name="P1"><text:s text:c="12"/>return 0;</text:p>
      <text:p text:style-name="P1"><text:s text:c="8"/>}</text:p>
      <text:p text:style-name="P1"><text:s text:c="4"/>}</text:p>
      <text:p text:style-name="P1">getchar ();</text:p>
      <text:p text:style-name="P1">}</text:p>
      <text:p text:style-name="P1"/>
      <text:p text:style-name="P1">OUTPUT :-</text:p>
      <text:p text:style-name="P1"/>
      <text:p text:style-name="P1">kalpesh@localhost:~/Desktop/CNL$ gcc HAMMING.C </text:p>
      <text:p text:style-name="P1">kalpesh@localhost:~/Desktop/CNL$ ./a.out</text:p>
      <text:p text:style-name="P1">Enter 4 bits of data one by one</text:p>
      <text:p text:style-name="P1">1 </text:p>
      <text:p text:style-name="P1">1</text:p>
      <text:p text:style-name="P1">0</text:p>
      <text:p text:style-name="P1">1</text:p>
      <text:p text:style-name="P1"/>
      <text:p text:style-name="P1">Encoded data is</text:p>
      <text:p text:style-name="P1">1100110</text:p>
      <text:p text:style-name="P1"/>
      <text:p text:style-name="P1">Enter received data bits one by one</text:p>
      <text:p text:style-name="P1">1</text:p>
      <text:p text:style-name="P1">1</text:p>
      <text:p text:style-name="P1">0</text:p>
      <text:p text:style-name="P1">0</text:p>
      <text:p text:style-name="P1">1</text:p>
      <text:p text:style-name="P1">1</text:p>
      <text:p text:style-name="P1">0</text:p>
      <text:p text:style-name="P1"/>
      <text:p text:style-name="P1">No error while transmission of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0:43:40.711250037</meta:creation-date>
    <dc:date>2017-10-03T00:44:54.396297537</dc:date>
    <meta:editing-duration>PT1M14S</meta:editing-duration>
    <meta:editing-cycles>1</meta:editing-cycles>
    <meta:document-statistic meta:table-count="0" meta:image-count="0" meta:object-count="0" meta:page-count="2" meta:paragraph-count="79" meta:word-count="149" meta:character-count="1706" meta:non-whitespace-character-count="1293"/>
    <meta:generator>LibreOffice/5.1.6.2$Linux_X86_64 LibreOffice_project/10m0$Build-2</meta:generator>
  </office:meta>
</office:document-meta>
</file>